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OutputStream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OutputStream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OutputStream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nitorOutputStream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OutputStream.assert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itor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OutputStream.MonitorOutputStream( final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